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5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36" style:family="table-cell" style:parent-style-name="Default" style:data-style-name="N145">
      <style:table-cell-properties fo:padding="0.071cm"/>
      <style:text-properties style:font-name="Calibri"/>
    </style:style>
    <style:style style:name="ce37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6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2"/>
          <table:table-cell table:style-name="ce27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2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2"/>
          <table:table-cell table:style-name="ce27" table:number-columns-repeated="29"/>
          <table:table-cell table:style-name="ce39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 No</text:p>
          </table:table-cell>
          <table:table-cell table:style-name="ce38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5" table:number-columns-repeated="7"/>
          <table:table-cell table:style-name="ce34"/>
          <table:table-cell table:style-name="ce23" table:number-columns-repeated="3"/>
          <table:table-cell table:style-name="ce26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9" office:value-type="string">
            <text:p><text:a xlink:href="python://line['commoditycode']or%20''" xlink:type="simple">CC</text:a></text:p>
          </table:table-cell>
          <table:table-cell table:style-name="ce16" office:value-type="string">
            <text:p><text:a xlink:href="python://line['invoiceno']or%20''" xlink:type="simple">Invoiceno</text:a></text:p>
          </table:table-cell>
          <table:table-cell table:style-name="ce16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35" office:value-type="string">
            <text:p><text:a xlink:href="python://line['vat_paid']or%20%200.00" xlink:type="simple">vatpaid</text:a></text:p>
          </table:table-cell>
          <table:table-cell table:style-name="ce19" office:value-type="string">
            <text:p><text:a xlink:href="python://line['category']or%20''" xlink:type="simple">Category</text:a></text:p>
          </table:table-cell>
          <table:table-cell table:style-name="ce16" office:value-type="string">
            <text:p><text:a xlink:href="python://line['app']or%20''" xlink:type="simple">App</text:a></text:p>
          </table:table-cell>
          <table:table-cell table:style-name="ce16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29" office:value-type="string">
            <text:p>VAT Paid</text:p>
          </table:table-cell>
          <table:table-cell table:style-name="ce25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20" table:number-columns-repeated="4"/>
          <table:table-cell table:style-name="ce30"/>
          <table:table-cell table:style-name="ce37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5:09:35</dc:date>
    <meta:editing-duration>PT21H47M44S</meta:editing-duration>
    <meta:editing-cycles>160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